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52.09254mm" fo:page-width="62.661053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solid" svg:stroke-color="#000000" draw:stroke-linejoin="miter" svg:stroke-opacity="100.0%" svg:stroke-width="0.26458332mm"/>
    </style:style>
    <style:style style:family="graphic" style:name="style-3">
      <style:graphic-properties draw:fill="none" draw:stroke="none"/>
    </style:style>
  </office:automatic-styles>
  <office:body>
    <office:drawing>
      <draw:page draw:master-page-name="Default" draw:name="page1" draw:style-name="DP1">
        <draw:g draw:id="svg2">
          <draw:g draw:id="layer1">
            <draw:g draw:id="g7123">
              <draw:path svg:d="M 0.77999115 2701.3794 C 52.843185 2611.3494 857.68176 2161.6997 1295.9786 1831.7466 C 1707.667 1521.8236 1758.5497 1387.6788 1758.5497 1387.6788 C 1758.5497 1387.6788 1481.007 1054.6276 1369.9899 897.3535 C 1258.9727 740.0795 1305.2295 453.28546 1416.2467 360.77094 L 1300.1378 168.66864 C 1221.1439 37.974506 1354.8728 -80.21595 1501.0743 70.75957 L 1647.5326 221.99992 C 1915.8237 147.98878 2110.1028 314.51407 2211.8691 407.0282 C 2313.6345 499.54272 2539.8926 752.5562 2600.4282 758.58215 C 2656.0312 764.1172 2889.3066 627.2901 2877.971 582.80554 C 2811.3625 321.41528 2896.4736 175.74306 3072.251 342.26834 C 3267.4797 527.2227 3386.799 712.32526 3386.799 712.32526 C 3386.799 712.32526 4816.8965 73.9304 4848.5225 120.234505 C 4966.393 292.81036 5333.3726 747.2521 5412.859 814.0907 C 5519.218 903.5264 4112.8003 1876.2916 3636.5867 2312.8203 C 3608.8325 2338.2612 3564.888 2601.9272 3599.5815 2655.1226 C 3873.7507 3075.5151 4331.847 3844.5613 4589.483 4079.8408 C 4741.021 4218.2285 5209.942 4041.0625 5301.842 4070.589 C 5410.4785 4105.493 5750.2085 4446.5693 5764.413 4477.652 C 5789.5737 4532.708 5373.973 4806.8174 5311.0938 4866.2114 C 5268.2266 4906.7017 5132.7544 4775.516 5089.0596 4838.4575 C 5053.5703 4889.578 5100.6323 5314.461 5070.5566 5347.285 C 4881.6245 5553.4805 4391.712 5780.6855 4191.6724 5819.1074 C 4129.9683 5830.958 4175.9136 5418.0425 4117.66 5393.542 C 4079.5232 5377.5015 3823.0579 5477.0454 3784.6099 5449.051 C 3728.083 5407.892 3355.1577 5042.644 3368.2957 4977.2285 C 3391.6824 4860.7847 4047.1123 4475.719 3988.1406 4385.138 C 3597.4395 3785.0146 3090.6372 3408.1934 2674.4395 2784.642 C 2081.462 2909.3875 554.8692 3419.2095 518.8596 3376.733 C 448.54898 3293.797 -21.70168 2740.2546 0.77999115 2701.3794 z M 2776.2048 943.6104 L 3081.502 860.3476 C 3081.502 860.3476 3044.4968 730.8279 2998.239 721.5762 C 2951.9822 712.32526 2739.1997 841.845 2776.2048 943.6104 z" svg:height="58.193577mm" draw:style-name="style-2" draw:transform="rotate(-2.5113602735606424) translate(73.1899mm,24.355768mm)" svg:viewBox="0.0 0.0 5765.5093 5819.3574" svg:width="57.655094mm"/>
            </draw:g>
            <draw:path svg:d="M 5151.1064 0.0 C 2299.329 0.0 0.0 2299.329 0.0 5151.1064 C 0.0 8002.884 2299.451 10303.04 5151.1064 10303.04 C 8002.762 10303.04 10303.04 8002.762 10303.04 5151.1064 C 10303.04 2299.451 8002.884 0.0 5151.1064 0.0 z" svg:height="103.030396mm" draw:style-name="style-3" svg:viewBox="0.0 0.0 10303.04 10303.04" svg:width="103.030396mm" svg:x="-20.505438mm" svg:y="-21.691658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52.09254mm" fo:page-width="62.661053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